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padding="0.0193in" fo:border="0.06pt solid #000000"/>
      <style:text-properties loext:padding="0.0193in" loext:border="0.06pt solid #000000"/>
    </style:style>
    <style:style style:name="P2" style:family="paragraph" style:parent-style-name="Heading_20_3">
      <style:paragraph-properties fo:padding="0.0193in" fo:border="0.06pt solid #000000"/>
    </style:style>
    <style:style style:name="P3" style:family="paragraph" style:parent-style-name="Heading_20_4">
      <style:paragraph-properties fo:padding="0.0193in" fo:border="0.06pt solid #000000"/>
    </style:style>
    <style:style style:name="P4" style:family="paragraph" style:parent-style-name="Text_20_body">
      <style:paragraph-properties fo:padding="0.0193in" fo:border="0.06pt solid #000000"/>
    </style:style>
    <style:style style:name="P5" style:family="paragraph" style:parent-style-name="Text_20_body">
      <style:paragraph-properties fo:margin-left="0.3937in" fo:margin-right="0.3937in" fo:text-indent="0in" style:auto-text-indent="false" fo:padding="0.0193in" fo:border="0.06pt solid #000000"/>
    </style:style>
    <style:style style:name="P6" style:family="paragraph" style:parent-style-name="Text_20_body">
      <style:paragraph-properties fo:padding="0.0193in" fo:border="0.06pt solid #000000"/>
      <style:text-properties loext:padding="0.0193in" loext:border="0.06pt solid #000000"/>
    </style:style>
    <style:style style:name="P7" style:family="paragraph" style:parent-style-name="Text_20_body" style:list-style-name="L1">
      <style:paragraph-properties fo:margin-top="0in" fo:margin-bottom="0in" style:contextual-spacing="false" fo:padding="0.0193in" fo:border="0.06pt solid #000000"/>
    </style:style>
    <style:style style:name="P8" style:family="paragraph" style:parent-style-name="Text_20_body" style:list-style-name="L1">
      <style:paragraph-properties fo:padding="0.0193in" fo:border="0.06pt solid #000000"/>
    </style:style>
    <style:style style:name="P9" style:family="paragraph" style:parent-style-name="Text_20_body" style:list-style-name="L2">
      <style:paragraph-properties fo:margin-top="0in" fo:margin-bottom="0in" style:contextual-spacing="false" fo:padding="0.0193in" fo:border="0.06pt solid #000000"/>
    </style:style>
    <style:style style:name="P10" style:family="paragraph" style:parent-style-name="Text_20_body" style:list-style-name="L2">
      <style:paragraph-properties fo:padding="0.0193in" fo:border="0.06pt solid #000000"/>
    </style:style>
    <style:style style:name="P11" style:family="paragraph" style:parent-style-name="Text_20_body" style:list-style-name="L3">
      <style:paragraph-properties fo:margin-top="0in" fo:margin-bottom="0in" style:contextual-spacing="false" fo:padding="0.0193in" fo:border="0.06pt solid #000000"/>
    </style:style>
    <style:style style:name="P12" style:family="paragraph" style:parent-style-name="Text_20_body" style:list-style-name="L3">
      <style:paragraph-properties fo:padding="0.0193in" fo:border="0.06pt solid #000000"/>
    </style:style>
    <style:style style:name="P13" style:family="paragraph" style:parent-style-name="Text_20_body" style:list-style-name="L4">
      <style:paragraph-properties fo:margin-top="0in" fo:margin-bottom="0in" style:contextual-spacing="false" fo:padding="0.0193in" fo:border="0.06pt solid #000000"/>
    </style:style>
    <style:style style:name="P14" style:family="paragraph" style:parent-style-name="Text_20_body" style:list-style-name="L4">
      <style:paragraph-properties fo:padding="0.0193in" fo:border="0.06pt solid #000000"/>
    </style:style>
    <style:style style:name="P15" style:family="paragraph" style:parent-style-name="Text_20_body" style:list-style-name="L5">
      <style:paragraph-properties fo:margin-top="0in" fo:margin-bottom="0in" style:contextual-spacing="false" fo:padding="0.0193in" fo:border="0.06pt solid #000000"/>
    </style:style>
    <style:style style:name="P16" style:family="paragraph" style:parent-style-name="Text_20_body" style:list-style-name="L5">
      <style:paragraph-properties fo:padding="0.0193in" fo:border="0.06pt solid #000000"/>
    </style:style>
    <style:style style:name="P17" style:family="paragraph" style:parent-style-name="Text_20_body" style:list-style-name="L6">
      <style:paragraph-properties fo:margin-top="0in" fo:margin-bottom="0in" style:contextual-spacing="false" fo:padding="0.0193in" fo:border="0.06pt solid #000000"/>
    </style:style>
    <style:style style:name="P18" style:family="paragraph" style:parent-style-name="Text_20_body" style:list-style-name="L6">
      <style:paragraph-properties fo:padding="0.0193in" fo:border="0.06pt solid #000000"/>
    </style:style>
    <style:style style:name="P19" style:family="paragraph" style:parent-style-name="Text_20_body" style:list-style-name="L7">
      <style:paragraph-properties fo:margin-top="0in" fo:margin-bottom="0in" style:contextual-spacing="false" fo:padding="0.0193in" fo:border="0.06pt solid #000000"/>
    </style:style>
    <style:style style:name="P20" style:family="paragraph" style:parent-style-name="Text_20_body" style:list-style-name="L7">
      <style:paragraph-properties fo:padding="0.0193in" fo:border="0.06pt solid #000000"/>
    </style:style>
    <style:style style:name="P21" style:family="paragraph" style:parent-style-name="Text_20_body">
      <style:paragraph-properties fo:text-align="start" style:justify-single-word="false" fo:padding="0.0193in" fo:border="0.06pt solid #000000"/>
    </style:style>
    <style:style style:name="T1" style:family="text">
      <style:text-properties loext:padding="0.0193in" loext:border="0.06pt solid #00000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pView</text:h>
      <text:p text:style-name="P4">|||UNTRANSLATED_CONTENT_START|||<text:a xlink:type="simple" xlink:href="https://github.com/react-native-maps/react-native-maps" office:target-frame-name="_blank" xlink:show="new" text:style-name="Internet_20_link" text:visited-style-name="Visited_20_Internet_20_Link"><text:span text:style-name="T1">GitHub</text:span></text:a>|||UNTRANSLATED_CONTENT_END|||</text:p>
      <text:p text:style-name="P4"><text:a xlink:type="simple" xlink:href="https://www.npmjs.com/package/react-native-maps" office:target-frame-name="_blank" xlink:show="new" text:style-name="Internet_20_link" text:visited-style-name="Visited_20_Internet_20_Link"><text:span text:style-name="T1">npm</text:span></text:a></text:p>
      <text:p text:style-name="P4">کتابخانه ای که یک مؤلفه Map ارائه می دهد که از Google Maps در Android و Apple Maps یا Google Maps در iOS استفاده می کند.</text:p>
      <text:p text:style-name="Horizontal_20_Line"/>
      <text:p text:style-name="Quotations"><text:span text:style-name="T1">این کتابخانه در مرجع Expo SDK فهرست شده است زیرا در آن گنجانده شده است </text:span><text:a xlink:type="simple" xlink:href="https://docs.expo.dev/get-started/expo-go/" text:style-name="Internet_20_link" text:visited-style-name="Visited_20_Internet_20_Link"><text:span text:style-name="T1">Expo Go</text:span></text:a><text:span text:style-name="T1">. می توانید از هر کتابخانه ای که انتخاب می کنید استفاده کنید </text:span><text:a xlink:type="simple" xlink:href="https://docs.expo.dev/develop/development-builds/introduction/" text:style-name="Internet_20_link" text:visited-style-name="Visited_20_Internet_20_Link"><text:span text:style-name="T1">توسعه می سازد</text:span></text:a><text:span text:style-name="T1">.</text:span></text:p>
      <text:p text:style-name="P4"><text:span text:style-name="Source_20_Text">react-native-maps</text:span> یک مؤلفه Map ارائه می دهد که از Google Maps در Android و Apple Maps یا Google Maps در iOS استفاده می کند.</text:p>
      <text:p text:style-name="P4">هنگام آزمایش پروژه خود با استفاده از Expo Go نیازی به تنظیمات اضافی نیست. با این حال، <text:span text:style-name="Strong_20_Emphasis"><text:span text:style-name="T1">برای استقرار باینری برنامه در فروشگاه های برنامه</text:span></text:span> مراحل اضافی برای نقشه های گوگل مورد نیاز است. برای اطلاعات بیشتر، به <text:a xlink:type="simple" xlink:href="https://docs.expo.dev/versions/latest/sdk/map-view/#deploy-app-with-google-maps" text:style-name="Internet_20_link" text:visited-style-name="Visited_20_Internet_20_Link"><text:span text:style-name="T1">دستورالعمل های زیر</text:span></text:a>.</text:p>
      <text:h text:style-name="P3" text:outline-level="4"><text:bookmark text:name="platform-compatibility"/><text:a xlink:type="simple" xlink:href="https://docs.expo.dev/versions/latest/sdk/map-view/#platform-compatibility" text:style-name="Internet_20_link" text:visited-style-name="Visited_20_Internet_20_Link"><text:span text:style-name="T1"><text:line-break/></text:span></text:a><text:a xlink:type="simple" xlink:href="https://docs.expo.dev/versions/latest/sdk/map-view/#deploy-app-with-google-maps" text:style-name="Internet_20_link" text:visited-style-name="Visited_20_Internet_20_Link"><text:span text:style-name="T1">استقرار برنامه با Google Maps</text:span></text:a></text:h>
      <text:h text:style-name="P2" text:outline-level="3"><text:bookmark text:name="android"/><text:a xlink:type="simple" xlink:href="https://docs.expo.dev/versions/latest/sdk/map-view/#android" text:style-name="Internet_20_link" text:visited-style-name="Visited_20_Internet_20_Link"><text:span text:style-name="T1">اندروید</text:span></text:a></text:h>
      <text:p text:style-name="P5"><text:span text:style-name="T1">اگر قبلاً پروژه‌ای را برای سرویس Google دیگری در Android مانند Google Sign In ثبت کرده‌اید، آن را فعال می‌کنید </text:span><text:span text:style-name="Strong_20_Emphasis"><text:span text:style-name="T1">Maps SDK برای اندروید</text:span></text:span><text:span text:style-name="T1"> روی پروژه خود و به مرحله 4 بروید.</text:span></text:p>
      <text:p text:style-name="P6">1</text:p>
      <text:h text:style-name="P3" text:outline-level="4"><text:bookmark text:name="register-a-google-cloud-api-project-and-enable-the-maps-sdk-for-android"/><text:a xlink:type="simple" xlink:href="https://docs.expo.dev/versions/latest/sdk/map-view/#register-a-google-cloud-api-project-and-enable-the-maps-sdk-for-android" text:style-name="Internet_20_link" text:visited-style-name="Visited_20_Internet_20_Link"><text:span text:style-name="T1">یک پروژه Google Cloud API ثبت کنید و Maps SDK برای Android را فعال کنید</text:span></text:a></text:h>
      <text:list xml:id="list2724785527" text:style-name="L1">
        <text:list-item>
          <text:p text:style-name="P7"><text:span text:style-name="T1">مرورگر خود را به </text:span><text:a xlink:type="simple" xlink:href="https://console.developers.google.com/apis" office:target-frame-name="_blank" xlink:show="new" text:style-name="Internet_20_link" text:visited-style-name="Visited_20_Internet_20_Link"><text:span text:style-name="T1">Google API Manager</text:span></text:a><text:span text:style-name="T1"> و یک پروژه ایجاد کنید.</text:span></text:p>
        </text:list-item>
        <text:list-item>
          <text:p text:style-name="P8"><text:span text:style-name="T1">پس از ایجاد، به پروژه بروید و آن را فعال کنید </text:span><text:span text:style-name="Strong_20_Emphasis"><text:span text:style-name="T1">Maps SDK برای اندروید</text:span></text:span><text:span text:style-name="T1">.</text:span></text:p>
        </text:list-item>
      </text:list>
      <text:p text:style-name="P6">2</text:p>
      <text:h text:style-name="P3" text:outline-level="4"><text:bookmark text:name="copy-your-apps-sha-1-certificate-fingerprint"/><text:a xlink:type="simple" xlink:href="https://docs.expo.dev/versions/latest/sdk/map-view/#copy-your-apps-sha-1-certificate-fingerprint" text:style-name="Internet_20_link" text:visited-style-name="Visited_20_Internet_20_Link"><text:span text:style-name="T1">اثر انگشت گواهینامه SHA-1 برنامه خود را کپی کنید</text:span></text:a></text:h>
      <text:section text:style-name="Sect1" text:name="tabs--panel--0">
        <text:list xml:id="list925425185" text:style-name="L2">
          <text:list-item>
            <text:p text:style-name="P9"><text:span text:style-name="Strong_20_Emphasis"><text:span text:style-name="T1">اگر برنامه خود را در فروشگاه Google Play مستقر می کنید</text:span></text:span><text:span text:style-name="T1">، شما نیاز دارید </text:span><text:a xlink:type="simple" xlink:href="https://docs.expo.dev/submit/android/" text:style-name="Internet_20_link" text:visited-style-name="Visited_20_Internet_20_Link"><text:span text:style-name="T1">باینری برنامه خود را در کنسول Google Play آپلود کنید</text:span></text:a><text:span text:style-name="T1"> حد اقل یک بار. این برای Google لازم است تا اعتبارنامه امضای برنامه شما را ایجاد کند.</text:span></text:p>
          </text:list-item>
          <text:list-item>
            <text:p text:style-name="P9"><text:span text:style-name="T1">برو به </text:span><text:a xlink:type="simple" xlink:href="https://play.google.com/console" office:target-frame-name="_blank" xlink:show="new" text:style-name="Internet_20_link" text:visited-style-name="Visited_20_Internet_20_Link"><text:span text:style-name="Strong_20_Emphasis"><text:span text:style-name="T1">کنسول Google Play</text:span></text:span></text:a><text:span text:style-name="Strong_20_Emphasis"><text:span text:style-name="T1"> &gt; (برنامه شما) &gt; Release &gt; Setup &gt; App integrity &gt; App Signing</text:span></text:span><text:span text:style-name="T1">.</text:span></text:p>
          </text:list-item>
          <text:list-item>
            <text:p text:style-name="P10"><text:soft-page-break/><text:span text:style-name="T1">مقدار را کپی کنید </text:span><text:span text:style-name="Strong_20_Emphasis"><text:span text:style-name="T1">اثر انگشت گواهی SHA-1</text:span></text:span><text:span text:style-name="T1">.</text:span></text:p>
          </text:list-item>
        </text:list>
      </text:section>
      <text:p text:style-name="P6">3</text:p>
      <text:h text:style-name="P3" text:outline-level="4"><text:bookmark text:name="create-an-api-key"/><text:a xlink:type="simple" xlink:href="https://docs.expo.dev/versions/latest/sdk/map-view/#create-an-api-key" text:style-name="Internet_20_link" text:visited-style-name="Visited_20_Internet_20_Link"><text:span text:style-name="T1">یک کلید API ایجاد کنید</text:span></text:a></text:h>
      <text:list xml:id="list114670326" text:style-name="L3">
        <text:list-item>
          <text:p text:style-name="P11"><text:span text:style-name="T1">رفتن به </text:span><text:a xlink:type="simple" xlink:href="https://console.cloud.google.com/apis/credentials" office:target-frame-name="_blank" xlink:show="new" text:style-name="Internet_20_link" text:visited-style-name="Visited_20_Internet_20_Link"><text:span text:style-name="T1">مدیر اعتبار Google Cloud</text:span></text:a><text:span text:style-name="T1"> و کلیک کنید </text:span><text:span text:style-name="Strong_20_Emphasis"><text:span text:style-name="T1">اعتبارنامه ایجاد کنید</text:span></text:span><text:span text:style-name="T1">، سپس </text:span><text:span text:style-name="Strong_20_Emphasis"><text:span text:style-name="T1">کلید ای پی ای</text:span></text:span><text:span text:style-name="T1">.</text:span></text:p>
        </text:list-item>
        <text:list-item>
          <text:p text:style-name="P11"><text:span text:style-name="T1">در حالت، کلیک کنید </text:span><text:span text:style-name="Strong_20_Emphasis"><text:span text:style-name="T1">ویرایش کلید API</text:span></text:span><text:span text:style-name="T1">.</text:span></text:p>
        </text:list-item>
        <text:list-item>
          <text:p text:style-name="P11"><text:span text:style-name="T1">زیر </text:span><text:span text:style-name="Strong_20_Emphasis"><text:span text:style-name="T1">محدودیت های کلیدی</text:span></text:span><text:span text:style-name="T1"> &gt; </text:span><text:span text:style-name="Strong_20_Emphasis"><text:span text:style-name="T1">محدودیت های کاربردی</text:span></text:span><text:span text:style-name="T1">، انتخاب کنید </text:span><text:span text:style-name="Strong_20_Emphasis"><text:span text:style-name="T1">برنامه های اندروید</text:span></text:span><text:span text:style-name="T1">.</text:span></text:p>
        </text:list-item>
        <text:list-item>
          <text:p text:style-name="P11"><text:span text:style-name="T1">زیر </text:span><text:span text:style-name="Strong_20_Emphasis"><text:span text:style-name="T1">استفاده را به برنامه های اندروید خود محدود کنید</text:span></text:span><text:span text:style-name="T1">، کلیک </text:span><text:span text:style-name="Strong_20_Emphasis"><text:span text:style-name="T1">یک مورد اضافه کنید</text:span></text:span><text:span text:style-name="T1">.</text:span></text:p>
        </text:list-item>
        <text:list-item>
          <text:p text:style-name="P11"><text:span text:style-name="T1">خود را اضافه کنید </text:span><text:span text:style-name="Source_20_Text"><text:span text:style-name="T1">android.package</text:span></text:span><text:span text:style-name="T1"> از جانب </text:span><text:span text:style-name="Strong_20_Emphasis"><text:span text:style-name="T1">app.json</text:span></text:span><text:span text:style-name="T1"> (مثلا: </text:span><text:span text:style-name="Source_20_Text"><text:span text:style-name="T1">com.company.myapp</text:span></text:span><text:span text:style-name="T1">) به قسمت نام بسته.</text:span></text:p>
        </text:list-item>
        <text:list-item>
          <text:p text:style-name="P11"><text:span text:style-name="T1">سپس، اضافه کنید </text:span><text:span text:style-name="Strong_20_Emphasis"><text:span text:style-name="T1">اثر انگشت گواهی SHA-1</text:span></text:span><text:span text:style-name="T1"> مقدار از مرحله 2</text:span></text:p>
        </text:list-item>
        <text:list-item>
          <text:p text:style-name="P12"><text:span text:style-name="T1">کلیک </text:span><text:span text:style-name="Strong_20_Emphasis"><text:span text:style-name="T1">انجام شده</text:span></text:span><text:span text:style-name="T1"> و سپس کلیک کنید </text:span><text:span text:style-name="Strong_20_Emphasis"><text:span text:style-name="T1">صرفه جویی</text:span></text:span><text:span text:style-name="T1">.</text:span></text:p>
        </text:list-item>
      </text:list>
      <text:p text:style-name="P6">4</text:p>
      <text:h text:style-name="P3" text:outline-level="4"><text:bookmark text:name="add-the-api-key-to-your-project"/><text:a xlink:type="simple" xlink:href="https://docs.expo.dev/versions/latest/sdk/map-view/#add-the-api-key-to-your-project" text:style-name="Internet_20_link" text:visited-style-name="Visited_20_Internet_20_Link"><text:span text:style-name="T1">کلید API را به پروژه خود اضافه کنید</text:span></text:a></text:h>
      <text:list xml:id="list2743662859" text:style-name="L4">
        <text:list-item>
          <text:p text:style-name="P13"><text:span text:style-name="T1">خود را کپی کنید </text:span><text:span text:style-name="Strong_20_Emphasis"><text:span text:style-name="T1">کلید ای پی ای</text:span></text:span><text:span text:style-name="T1"> به شما </text:span><text:span text:style-name="Strong_20_Emphasis"><text:span text:style-name="T1">app.json</text:span></text:span><text:span text:style-name="T1"> زیر </text:span><text:span text:style-name="Source_20_Text"><text:span text:style-name="T1">android.config.googleMaps.apiKey</text:span></text:span><text:span text:style-name="T1"> رشته.</text:span></text:p>
        </text:list-item>
        <text:list-item>
          <text:p text:style-name="P13"><text:span text:style-name="T1">در کد خود وارد کنید </text:span><text:span text:style-name="Source_20_Text"><text:span text:style-name="T1">{ PROVIDER_GOOGLE }</text:span></text:span><text:span text:style-name="T1"> از جانب </text:span><text:span text:style-name="Source_20_Text"><text:span text:style-name="T1">react-native-maps</text:span></text:span><text:span text:style-name="T1"> و ملک را اضافه کنید </text:span><text:span text:style-name="Source_20_Text"><text:span text:style-name="T1">ارائه دهنده=PROVIDER_GOOGLE</text:span></text:span><text:span text:style-name="T1"> به شما </text:span><text:span text:style-name="Source_20_Text"><text:span text:style-name="T1">&lt;MapView&gt;</text:span></text:span><text:span text:style-name="T1">. این ویژگی هم در اندروید و هم در iOS کار می کند.</text:span></text:p>
        </text:list-item>
        <text:list-item>
          <text:p text:style-name="P14"><text:span text:style-name="T1">باینری برنامه را دوباره بسازید (یا اگر برنامه شما قبلاً آپلود شده است، دوباره آن را به فروشگاه Google Play ارسال کنید). یک راه آسان برای آزمایش موفقیت آمیز بودن پیکربندی این است که انجام دهید </text:span><text:a xlink:type="simple" xlink:href="https://docs.expo.dev/develop/development-builds/create-a-build/#create-a-development-build-for-emulatorsimulator" text:style-name="Internet_20_link" text:visited-style-name="Visited_20_Internet_20_Link"><text:span text:style-name="T1">ساخت شبیه ساز</text:span></text:a><text:span text:style-name="T1">.</text:span></text:p>
        </text:list-item>
      </text:list>
      <text:h text:style-name="P2" text:outline-level="3"><text:bookmark text:name="ios"/><text:a xlink:type="simple" xlink:href="https://docs.expo.dev/versions/latest/sdk/map-view/#ios" text:style-name="Internet_20_link" text:visited-style-name="Visited_20_Internet_20_Link"><text:span text:style-name="T1">iOS</text:span></text:a></text:h>
      <text:p text:style-name="P5"><text:span text:style-name="T1">اگر قبلاً پروژه‌ای را برای سرویس Google دیگری در Android مانند Google Sign In ثبت کرده‌اید، آن را فعال می‌کنید </text:span><text:span text:style-name="Strong_20_Emphasis"><text:span text:style-name="T1">Maps SDK برای اندروید</text:span></text:span><text:span text:style-name="T1"> روی پروژه خود و به مرحله 4 بروید.</text:span></text:p>
      <text:p text:style-name="P6">1</text:p>
      <text:h text:style-name="P3" text:outline-level="4"><text:bookmark text:name="register-a-google-cloud-api-project-and-enable-the-maps-sdk-for-ios"/><text:a xlink:type="simple" xlink:href="https://docs.expo.dev/versions/latest/sdk/map-view/#register-a-google-cloud-api-project-and-enable-the-maps-sdk-for-ios" text:style-name="Internet_20_link" text:visited-style-name="Visited_20_Internet_20_Link"><text:span text:style-name="T1">یک پروژه Google Cloud API ثبت کنید و Maps SDK برای Android را فعال کنید</text:span></text:a></text:h>
      <text:list xml:id="list1040123355" text:style-name="L5">
        <text:list-item>
          <text:p text:style-name="P15"><text:span text:style-name="T1">مرورگر خود را به </text:span><text:a xlink:type="simple" xlink:href="https://console.developers.google.com/apis" office:target-frame-name="_blank" xlink:show="new" text:style-name="Internet_20_link" text:visited-style-name="Visited_20_Internet_20_Link"><text:span text:style-name="T1">Google API Manager</text:span></text:a><text:span text:style-name="T1"> و یک پروژه ایجاد کنید.</text:span></text:p>
        </text:list-item>
        <text:list-item>
          <text:p text:style-name="P16"><text:span text:style-name="T1">سپس، به پروژه بروید، کلیک کنید </text:span><text:span text:style-name="Strong_20_Emphasis"><text:span text:style-name="T1">API ها و خدمات را فعال کنید</text:span></text:span><text:span text:style-name="T1"> و فعال کنید </text:span><text:span text:style-name="Strong_20_Emphasis"><text:span text:style-name="T1">Maps SDK برای iOS</text:span></text:span><text:span text:style-name="T1">.</text:span></text:p>
        </text:list-item>
      </text:list>
      <text:p text:style-name="P6">2</text:p>
      <text:h text:style-name="P3" text:outline-level="4">|||UNTRANSLATED_CONTENT_START|||<text:bookmark text:name="create-an-api-key-1"/><text:soft-page-break/><text:a xlink:type="simple" xlink:href="https://docs.expo.dev/versions/latest/sdk/map-view/#create-an-api-key-1" text:style-name="Internet_20_link" text:visited-style-name="Visited_20_Internet_20_Link"><text:span text:style-name="T1">Create an API key</text:span></text:a>|||UNTRANSLATED_CONTENT_END|||</text:h>
      <text:list xml:id="list214814868" text:style-name="L6">
        <text:list-item>
          <text:p text:style-name="P17"><text:span text:style-name="T1">رفتن به </text:span><text:a xlink:type="simple" xlink:href="https://console.cloud.google.com/apis/credentials" office:target-frame-name="_blank" xlink:show="new" text:style-name="Internet_20_link" text:visited-style-name="Visited_20_Internet_20_Link"><text:span text:style-name="T1">مدیر اعتبار Google Cloud</text:span></text:a><text:span text:style-name="T1"> و کلیک کنید </text:span><text:span text:style-name="Strong_20_Emphasis"><text:span text:style-name="T1">اعتبارنامه ایجاد کنید</text:span></text:span><text:span text:style-name="T1">، سپس </text:span><text:span text:style-name="Strong_20_Emphasis"><text:span text:style-name="T1">کلید ای پی ای</text:span></text:span><text:span text:style-name="T1">.</text:span></text:p>
        </text:list-item>
        <text:list-item>
          <text:p text:style-name="P17"><text:span text:style-name="T1">در حالت، کلیک کنید </text:span><text:span text:style-name="Strong_20_Emphasis"><text:span text:style-name="T1">ویرایش کلید API</text:span></text:span><text:span text:style-name="T1">.</text:span></text:p>
        </text:list-item>
        <text:list-item>
          <text:p text:style-name="P17"><text:span text:style-name="T1">زیر </text:span><text:span text:style-name="Strong_20_Emphasis"><text:span text:style-name="T1">محدودیت های کلیدی</text:span></text:span><text:span text:style-name="T1"> &gt; </text:span><text:span text:style-name="Strong_20_Emphasis"><text:span text:style-name="T1">محدودیت های کاربردی</text:span></text:span><text:span text:style-name="T1">، انتخاب کنید </text:span><text:span text:style-name="Strong_20_Emphasis"><text:span text:style-name="T1">برنامه های اندروید</text:span></text:span><text:span text:style-name="T1">.</text:span></text:p>
        </text:list-item>
        <text:list-item>
          <text:p text:style-name="P17"><text:span text:style-name="T1">زیر </text:span><text:span text:style-name="Strong_20_Emphasis"><text:span text:style-name="T1">درخواست‌های یک برنامه iOS را با یکی از این شناسه‌های بسته بپذیرید</text:span></text:span><text:span text:style-name="T1">، کلیک کنید بر روی </text:span><text:span text:style-name="Strong_20_Emphasis"><text:span text:style-name="T1">یک مورد اضافه کنید</text:span></text:span><text:span text:style-name="T1"> دکمه.</text:span></text:p>
        </text:list-item>
        <text:list-item>
          <text:p text:style-name="P17"><text:span text:style-name="T1">خود را اضافه کنید </text:span><text:span text:style-name="Source_20_Text"><text:span text:style-name="T1">ios.bundleIdentifier</text:span></text:span><text:span text:style-name="T1"> از جانب </text:span><text:span text:style-name="Strong_20_Emphasis"><text:span text:style-name="T1">app.json</text:span></text:span><text:span text:style-name="T1"> (مثلا: </text:span><text:span text:style-name="Source_20_Text"><text:span text:style-name="T1">com.company.myapp</text:span></text:span><text:span text:style-name="T1">) به فیلد ID bundle.</text:span></text:p>
        </text:list-item>
        <text:list-item>
          <text:p text:style-name="P18"><text:span text:style-name="T1">کلیک </text:span><text:span text:style-name="Strong_20_Emphasis"><text:span text:style-name="T1">انجام شده</text:span></text:span><text:span text:style-name="T1"> و سپس کلیک کنید </text:span><text:span text:style-name="Strong_20_Emphasis"><text:span text:style-name="T1">صرفه جویی</text:span></text:span><text:span text:style-name="T1">.</text:span></text:p>
        </text:list-item>
      </text:list>
      <text:p text:style-name="P6">3</text:p>
      <text:h text:style-name="P3" text:outline-level="4"><text:bookmark text:name="add-the-api-key-to-your-project-1"/><text:a xlink:type="simple" xlink:href="https://docs.expo.dev/versions/latest/sdk/map-view/#add-the-api-key-to-your-project-1" text:style-name="Internet_20_link" text:visited-style-name="Visited_20_Internet_20_Link"><text:span text:style-name="T1">کلید API را به پروژه خود اضافه کنید</text:span></text:a></text:h>
      <text:list xml:id="list1292573000" text:style-name="L7">
        <text:list-item>
          <text:p text:style-name="P19"><text:span text:style-name="T1">کلید API خود را در آن کپی کنید </text:span><text:span text:style-name="Strong_20_Emphasis"><text:span text:style-name="T1">app.json</text:span></text:span><text:span text:style-name="T1"> زیر </text:span><text:span text:style-name="Source_20_Text"><text:span text:style-name="T1">ios.config.googleMapsApiKey</text:span></text:span><text:span text:style-name="T1"> رشته.</text:span></text:p>
        </text:list-item>
        <text:list-item>
          <text:p text:style-name="P19"><text:span text:style-name="T1">در کد خود وارد کنید </text:span><text:span text:style-name="Source_20_Text"><text:span text:style-name="T1">{ PROVIDER_GOOGLE }</text:span></text:span><text:span text:style-name="T1"> از جانب </text:span><text:span text:style-name="Source_20_Text"><text:span text:style-name="T1">react-native-maps</text:span></text:span><text:span text:style-name="T1"> و ملک را اضافه کنید </text:span><text:span text:style-name="Source_20_Text"><text:span text:style-name="T1">ارائه دهنده=PROVIDER_GOOGLE</text:span></text:span><text:span text:style-name="T1"> به شما </text:span><text:span text:style-name="Source_20_Text"><text:span text:style-name="T1">&lt;MapView&gt;</text:span></text:span><text:span text:style-name="T1">. این ویژگی هم در اندروید و هم در iOS کار می کند.</text:span></text:p>
        </text:list-item>
        <text:list-item>
          <text:p text:style-name="P20"><text:span text:style-name="T1">باینری برنامه را بازسازی کنید. یک راه آسان برای آزمایش موفقیت آمیز بودن پیکربندی انجام یک </text:span><text:a xlink:type="simple" xlink:href="https://docs.expo.dev/develop/development-builds/create-a-build/#create-a-development-build-for-emulatorsimulator" text:style-name="Internet_20_link" text:visited-style-name="Visited_20_Internet_20_Link"><text:span text:style-name="T1">ساخت شبیه ساز</text:span></text:a><text:span text:style-name="T1">.</text:span></text:p>
        </text:list-item>
      </text:lis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2:36:48.810018126</meta:creation-date>
    <dc:date>2023-11-20T12:38:11.676396161</dc:date>
    <meta:editing-duration>PT1M23S</meta:editing-duration>
    <meta:editing-cycles>1</meta:editing-cycles>
    <meta:document-statistic meta:table-count="0" meta:image-count="0" meta:object-count="0" meta:page-count="3" meta:paragraph-count="52" meta:word-count="643" meta:character-count="3589" meta:non-whitespace-character-count="3023"/>
    <meta:generator>LibreOffice/7.3.5.2$Linux_X86_64 LibreOffice_project/30$Build-2</meta:generator>
  </office:meta>
</office:document-meta>
</file>